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51c" officeooo:paragraph-rsid="001b351c"/>
    </style:style>
    <style:style style:name="P2" style:family="paragraph" style:parent-style-name="Standard">
      <style:text-properties fo:font-weight="bold" officeooo:rsid="001b351c" officeooo:paragraph-rsid="001b351c" style:font-weight-asian="bold" style:font-weight-complex="bold"/>
    </style:style>
    <style:style style:name="P3" style:family="paragraph" style:parent-style-name="Standard">
      <style:text-properties fo:font-weight="bold" officeooo:rsid="001d6843" officeooo:paragraph-rsid="001d6843" style:font-weight-asian="bold" style:font-weight-complex="bold"/>
    </style:style>
    <style:style style:name="P4" style:family="paragraph" style:parent-style-name="Standard">
      <style:text-properties fo:font-weight="bold" officeooo:rsid="0025c2b5" officeooo:paragraph-rsid="0025c2b5" style:font-weight-asian="bold" style:font-weight-complex="bold"/>
    </style:style>
    <style:style style:name="P5" style:family="paragraph" style:parent-style-name="Standard">
      <style:text-properties officeooo:rsid="001b7823" officeooo:paragraph-rsid="001b7823"/>
    </style:style>
    <style:style style:name="P6" style:family="paragraph" style:parent-style-name="Standard">
      <style:text-properties officeooo:paragraph-rsid="0020d82d"/>
    </style:style>
    <style:style style:name="P7" style:family="paragraph" style:parent-style-name="Standard">
      <style:text-properties fo:font-weight="normal" officeooo:rsid="00239f44" officeooo:paragraph-rsid="00239f44" style:font-weight-asian="normal" style:font-weight-complex="normal"/>
    </style:style>
    <style:style style:name="P8" style:family="paragraph" style:parent-style-name="Standard">
      <style:text-properties fo:font-weight="normal" officeooo:rsid="0023f8b7" officeooo:paragraph-rsid="0023f8b7" style:font-weight-asian="normal" style:font-weight-complex="normal"/>
    </style:style>
    <style:style style:name="P9" style:family="paragraph" style:parent-style-name="Standard">
      <style:text-properties fo:font-weight="normal" officeooo:rsid="0029438c" officeooo:paragraph-rsid="0029438c" style:font-weight-asian="normal" style:font-weight-complex="normal"/>
    </style:style>
    <style:style style:name="P10" style:family="paragraph" style:parent-style-name="Standard">
      <style:text-properties officeooo:rsid="0025c2b5" officeooo:paragraph-rsid="0025c2b5"/>
    </style:style>
    <style:style style:name="P11" style:family="paragraph" style:parent-style-name="Standard">
      <style:text-properties fo:font-style="normal" officeooo:rsid="0020d82d" officeooo:paragraph-rsid="0020d82d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20d82d" officeooo:paragraph-rsid="0020d82d" style:font-style-asian="normal" style:font-style-complex="normal"/>
    </style:style>
    <style:style style:name="P13" style:family="paragraph" style:parent-style-name="Standard">
      <style:text-properties fo:font-style="normal" officeooo:rsid="001ee7da" officeooo:paragraph-rsid="0020d82d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22ede6" officeooo:paragraph-rsid="0022ede6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3f8b7" officeooo:paragraph-rsid="0023f8b7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29438c" officeooo:paragraph-rsid="0029438c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23f8b7" officeooo:paragraph-rsid="00239f4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39f44" officeooo:paragraph-rsid="00239f44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officeooo:paragraph-rsid="0020d82d"/>
    </style:style>
    <style:style style:name="P20" style:family="paragraph" style:parent-style-name="Standard" style:list-style-name="L1">
      <style:text-properties officeooo:rsid="0020d82d" officeooo:paragraph-rsid="0020d82d"/>
    </style:style>
    <style:style style:name="T1" style:family="text">
      <style:text-properties officeooo:rsid="001ce86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6843" style:font-style-asian="normal" style:font-style-complex="normal"/>
    </style:style>
    <style:style style:name="T4" style:family="text">
      <style:text-properties fo:font-style="normal" officeooo:rsid="001ee7da" style:font-style-asian="normal" style:font-style-complex="normal"/>
    </style:style>
    <style:style style:name="T5" style:family="text">
      <style:text-properties fo:font-style="normal" officeooo:rsid="0020d82d" style:font-style-asian="normal" style:font-style-complex="normal"/>
    </style:style>
    <style:style style:name="T6" style:family="text">
      <style:text-properties fo:font-style="normal" officeooo:rsid="0023f8b7" style:font-style-asian="normal" style:font-style-complex="normal"/>
    </style:style>
    <style:style style:name="T7" style:family="text">
      <style:text-properties fo:font-style="normal" officeooo:rsid="0024e05e" style:font-style-asian="normal" style:font-style-complex="normal"/>
    </style:style>
    <style:style style:name="T8" style:family="text">
      <style:text-properties fo:font-style="normal" officeooo:rsid="002a9656" style:font-style-asian="normal" style:font-style-complex="normal"/>
    </style:style>
    <style:style style:name="T9" style:family="text">
      <style:text-properties fo:font-style="normal" officeooo:rsid="002d0e74" style:font-style-asian="normal" style:font-style-complex="normal"/>
    </style:style>
    <style:style style:name="T10" style:family="text">
      <style:text-properties fo:font-style="normal" officeooo:rsid="0032e5e7" style:font-style-asian="normal" style:font-style-complex="normal"/>
    </style:style>
    <style:style style:name="T11" style:family="text">
      <style:text-properties fo:font-style="normal" officeooo:rsid="003395a3" style:font-style-asian="normal" style:font-style-complex="normal"/>
    </style:style>
    <style:style style:name="T12" style:family="text">
      <style:text-properties officeooo:rsid="0025c2b5"/>
    </style:style>
    <style:style style:name="T13" style:family="text">
      <style:text-properties officeooo:rsid="002d0e74"/>
    </style:style>
    <style:style style:name="T14" style:family="text">
      <style:text-properties officeooo:rsid="002ea009"/>
    </style:style>
    <style:style style:name="T15" style:family="text">
      <style:text-properties officeooo:rsid="0032e5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All participants:</text:p>
      <text:p text:style-name="P10">As the system is <text:span text:style-name="T14">a</text:span> collaborative system, communication between every user is necessary.</text:p>
      <text:p text:style-name="P1"><text:span text:style-name="T14">Every</text:span> <text:span text:style-name="T12">device (including PC, HTC Vive, Samsung VR, Google Tango)</text:span> is connected via vo<text:span text:style-name="T12">ice</text:span>-chat using an existing specification like WebRTC. </text:p>
      <text:p text:style-name="P1"/>
      <text:p text:style-name="P1">Our special features for each of the <text:span text:style-name="T12">device</text:span> <text:span text:style-name="T13">are</text:span> <text:span text:style-name="T13">as following:</text:span></text:p>
      <text:p text:style-name="P1"/>
      <text:p text:style-name="P2">Personal Computer:</text:p>
      <text:p text:style-name="P1"/>
      <text:p text:style-name="P5"><text:span text:style-name="T15">The PC</text:span> <text:span text:style-name="T15">represents the</text:span> <text:span text:style-name="T1">a</text:span>dmin of the system. He can switch between all participant<text:span text:style-name="T15">'</text:span>s views. <text:span text:style-name="T15">H</text:span>e can assign tasks to every participant <text:span text:style-name="T15">and</text:span> change <text:span text:style-name="T15">their </text:span>permissions <text:span text:style-name="T15">of interacting with the scene</text:span>. Tasks consist of multiple orders, <text:span text:style-name="T15">e.g.</text:span> building a stack of multiple blocks. <text:span text:style-name="T1">Permissions include the ability of moving, highlighting (including annotating) and marking objects as immutable or invisible. The PC can establish a direct voice-chat to each participant, allowing them to answer vice versa. Recording of the scene, including all <text:s/>movements of objects and participants, is possible. The admin can set constraints to the baxter-robot, e.g. disallowing of specific movements.</text:span></text:p>
      <text:p text:style-name="P5"/>
      <text:p text:style-name="P3">HTC Vive</text:p>
      <text:p text:style-name="P1"/>
      <text:p text:style-name="P6"><text:span text:style-name="T3">The </text:span><text:span text:style-name="T4">wearer of the </text:span><text:span text:style-name="T10">V</text:span><text:span text:style-name="T4">ive sees the scene as a virtual environment. The user can freely move inside the virtual environment using the tracking of the </text:span><text:span text:style-name="T10">V</text:span><text:span text:style-name="T4">ive. The Vive’s controllers represent different tools to interact with the scene. </text:span><text:span text:style-name="T5">These tools allow you to:</text:span></text:p>
      <text:p text:style-name="P11"/>
      <text:list xml:id="list3051504947572048589" text:style-name="L1">
        <text:list-item>
          <text:p text:style-name="P19"><text:span text:style-name="T4">p</text:span><text:span text:style-name="T5">ick and place objects in the scene</text:span></text:p>
        </text:list-item>
        <text:list-item>
          <text:p text:style-name="P19"><text:span text:style-name="T4">inspect </text:span><text:span text:style-name="T5">objects to show details</text:span></text:p>
        </text:list-item>
        <text:list-item>
          <text:p text:style-name="P20"><text:span text:style-name="T4">a</text:span><text:span text:style-name="T2">nnotate: mark objects and add notes to them</text:span></text:p>
        </text:list-item>
        <text:list-item>
          <text:p text:style-name="P19"><text:span text:style-name="T4">zoom-</text:span><text:span text:style-name="T5">in </text:span><text:span text:style-name="T10">and -out</text:span><text:span text:style-name="T5"> the scene</text:span></text:p>
        </text:list-item>
        <text:list-item>
          <text:p text:style-name="P20"><text:span text:style-name="T4">p</text:span><text:span text:style-name="T2">oint to objects like a laser-pointer</text:span></text:p>
        </text:list-item>
        <text:list-item>
          <text:p text:style-name="P12">communicate, to interact using the voice chat</text:p>
        </text:list-item>
      </text:list>
      <text:p text:style-name="P11"/>
      <text:p text:style-name="P11"/>
      <text:p text:style-name="P14">Samsung Gear VR</text:p>
      <text:p text:style-name="P13"/>
      <text:p text:style-name="P7"><text:span text:style-name="T2">Interacting with the scene is accomplished using a </text:span><text:span text:style-name="T6">bluetooth </text:span><text:span text:style-name="T2">paired Dualshock game-controller. The buttons are mapped to the same tools as the ones in the </text:span><text:span text:style-name="T11">V</text:span><text:span text:style-name="T2">ive-section of this document. </text:span><text:span text:style-name="T6">The controllers analog sticks allow </text:span><text:span text:style-name="T11">the user</text:span><text:span text:style-name="T6"> to move in the scene, head movements are calculated using the phones gyroscope.</text:span></text:p>
      <text:p text:style-name="P17"/>
      <text:p text:style-name="P15">Google Tango</text:p>
      <text:p text:style-name="P15"/>
      <text:p text:style-name="P8"><text:span text:style-name="T2">Because Google Tango is a tablet, different approaches for interaction with the scene are needed. Most of the tools </text:span><text:span text:style-name="T7">available for</text:span><text:span text:style-name="T2"> </text:span><text:span text:style-name="T9">S</text:span><text:span text:style-name="T2">amsung </text:span><text:span text:style-name="T11">Gear </text:span><text:span text:style-name="T9">VR</text:span><text:span text:style-name="T2"> and </text:span><text:span text:style-name="T9">HTC</text:span><text:span text:style-name="T7"> </text:span><text:span text:style-name="T11">Vi</text:span><text:span text:style-name="T7">ve are also choose-able on the tablet, but controlled differently. </text:span><text:span text:style-name="T11">E.g. the </text:span><text:span text:style-name="T7">zoom </text:span><text:span text:style-name="T11">function</text:span><text:span text:style-name="T7"> is realized using pinch-to-zoom gestures, pointing us</text:span><text:span text:style-name="T11">es</text:span><text:span text:style-name="T7"> a single tip on the touchscreen and so on. Special views for inspecting objects exist, allowing you to freely rotate and zoom</text:span><text:span text:style-name="T11">-in and -out</text:span><text:span text:style-name="T7"> the inspected object, as well as getting more detailed information </text:span><text:span text:style-name="T11">about it</text:span><text:span text:style-name="T7">.</text:span></text:p>
      <text:p text:style-name="P18"><text:s/></text:p>
      <text:p text:style-name="P16">Implementation:</text:p>
      <text:p text:style-name="P9"><text:span text:style-name="T2">We plan to implement most of the software using C#. </text:span><text:span text:style-name="T8">The PC runs the unity-engine and acts as a server using </text:span><text:span text:style-name="T9">TECS</text:span><text:span text:style-name="T8"> </text:span><text:span text:style-name="T11">for</text:span><text:span text:style-name="T8"> </text:span><text:span text:style-name="T9">P</text:span><text:span text:style-name="T8">u</text:span><text:span text:style-name="T9">b</text:span><text:span text:style-name="T8">lish-</text:span><text:span text:style-name="T9">S</text:span><text:span text:style-name="T8">ubscribe-Service</text:span><text:span text:style-name="T11">s</text:span><text:span text:style-name="T8">. Coordinates of non-static objects are extracted in real-time and published on a certain channel. All clients subscribe to that channel and receive </text:span><text:soft-page-break/><text:span text:style-name="T9">real-time</text:span><text:span text:style-name="T8"> coordinates of these object. Because all clients can also interact with the scene every device also acts </text:span><text:span text:style-name="T11">as a </text:span><text:span text:style-name="T8">publisher and therefore ha</text:span><text:span text:style-name="T11">s</text:span><text:span text:style-name="T8"> a publish channel as well. </text:span><text:span text:style-name="T11">Since t</text:span><text:span text:style-name="T9">he communication-api will be realized </text:span><text:span text:style-name="T11">as</text:span><text:span text:style-name="T9"> T</text:span><text:span text:style-name="T11">hrift</text:span><text:span text:style-name="T9">-model, it will be possible to translate </text:span><text:span text:style-name="T11">the data models</text:span><text:span text:style-name="T9"> to different programming languages, if nee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5:02:15.325353142</meta:creation-date>
    <dc:date>2016-08-07T16:17:47.793416000</dc:date>
    <meta:editing-duration>PT1H18M30S</meta:editing-duration>
    <meta:editing-cycles>10</meta:editing-cycles>
    <meta:generator>LibreOffice/4.4.5.2$MacOSX_X86_64 LibreOffice_project/a22f674fd25a3b6f45bdebf25400ed2adff0ff99</meta:generator>
    <meta:document-statistic meta:table-count="0" meta:image-count="0" meta:object-count="0" meta:page-count="2" meta:paragraph-count="21" meta:word-count="474" meta:character-count="2971" meta:non-whitespace-character-count="2520"/>
  </office:meta>
</office:document-meta>
</file>